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81bc9" officeooo:paragraph-rsid="00181bc9"/>
    </style:style>
    <style:style style:name="P2" style:family="paragraph" style:parent-style-name="Heading_20_1">
      <style:text-properties officeooo:rsid="00181bc9" officeooo:paragraph-rsid="00181bc9"/>
    </style:style>
    <style:style style:name="P3" style:family="paragraph" style:parent-style-name="Text_20_body">
      <style:text-properties officeooo:paragraph-rsid="001ca8f6"/>
    </style:style>
    <style:style style:name="P4" style:family="paragraph" style:parent-style-name="Text_20_body" style:list-style-name="L1">
      <style:text-properties officeooo:rsid="00181bc9" officeooo:paragraph-rsid="00181bc9"/>
    </style:style>
    <style:style style:name="P5" style:family="paragraph" style:parent-style-name="Text_20_body" style:list-style-name="L1">
      <style:text-properties officeooo:rsid="00181bc9" officeooo:paragraph-rsid="0019d3c4"/>
    </style:style>
    <style:style style:name="P6" style:family="paragraph" style:parent-style-name="Text_20_body" style:list-style-name="L1">
      <style:text-properties officeooo:rsid="001b50b3" officeooo:paragraph-rsid="001b50b3"/>
    </style:style>
    <style:style style:name="P7" style:family="paragraph" style:parent-style-name="Text_20_body" style:list-style-name="L1">
      <style:text-properties officeooo:paragraph-rsid="00181bc9"/>
    </style:style>
    <style:style style:name="P8" style:family="paragraph" style:parent-style-name="Heading_20_2">
      <style:text-properties officeooo:paragraph-rsid="0019d3c4"/>
    </style:style>
    <style:style style:name="P9" style:family="paragraph" style:parent-style-name="Text_20_body" style:list-style-name="L2">
      <style:text-properties officeooo:paragraph-rsid="0019d3c4"/>
    </style:style>
    <style:style style:name="P10" style:family="paragraph" style:parent-style-name="Text_20_body" style:list-style-name="L2">
      <style:text-properties officeooo:rsid="001ca8f6" officeooo:paragraph-rsid="001ca8f6"/>
    </style:style>
    <style:style style:name="P11" style:family="paragraph" style:parent-style-name="Text_20_body" style:list-style-name="L3">
      <style:text-properties officeooo:rsid="0019d3c4" officeooo:paragraph-rsid="001ca8f6"/>
    </style:style>
    <style:style style:name="P12" style:family="paragraph" style:parent-style-name="Text_20_body" style:list-style-name="L3">
      <style:text-properties officeooo:rsid="001ca8f6" officeooo:paragraph-rsid="001ca8f6"/>
    </style:style>
    <style:style style:name="P13" style:family="paragraph" style:parent-style-name="Heading_20_1">
      <style:text-properties officeooo:rsid="0019d3c4" officeooo:paragraph-rsid="0019d3c4"/>
    </style:style>
    <style:style style:name="P14" style:family="paragraph" style:parent-style-name="Text_20_body" style:list-style-name="L4">
      <style:text-properties fo:font-weight="bold" officeooo:rsid="0019d3c4" officeooo:paragraph-rsid="0019d3c4" style:font-weight-asian="bold" style:font-weight-complex="bold"/>
    </style:style>
    <style:style style:name="P15" style:family="paragraph" style:parent-style-name="Text_20_body" style:list-style-name="L4">
      <style:text-properties officeooo:rsid="0019d3c4" officeooo:paragraph-rsid="0019d3c4"/>
    </style:style>
    <style:style style:name="P16" style:family="paragraph" style:parent-style-name="Heading_20_1">
      <style:text-properties officeooo:rsid="001b50b3" officeooo:paragraph-rsid="001b50b3"/>
    </style:style>
    <style:style style:name="P17" style:family="paragraph" style:parent-style-name="Text_20_body" style:list-style-name="L5">
      <style:text-properties fo:font-weight="bold" officeooo:rsid="001b50b3" officeooo:paragraph-rsid="001b50b3" style:font-weight-asian="bold" style:font-weight-complex="bold"/>
    </style:style>
    <style:style style:name="P18" style:family="paragraph" style:parent-style-name="Text_20_body" style:list-style-name="L5">
      <style:text-properties officeooo:rsid="001b50b3" officeooo:paragraph-rsid="001ca8f6"/>
    </style:style>
    <style:style style:name="T1" style:family="text">
      <style:text-properties officeooo:rsid="001b50b3"/>
    </style:style>
    <style:style style:name="T2" style:family="text">
      <style:text-properties officeooo:rsid="001ca8f6"/>
    </style:style>
    <style:style style:name="T3" style:family="text">
      <style:text-properties officeooo:rsid="00181bc9"/>
    </style:style>
    <style:style style:name="T4" style:family="text">
      <style:text-properties officeooo:rsid="0019d3c4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Escolhido: <text:span text:style-name="T1">Jantar </text:span><text:span text:style-name="T2">de Fim de Semana:</text:span><text:span text:style-name="T1"> </text:span>Frango Salteado c<text:span text:style-name="T2">om</text:span> Calabresa</text:p>
      <text:h text:style-name="P2" text:outline-level="1">Objetivo</text:h>
      <text:p text:style-name="P3"><text:span text:style-name="T3">Este projeto tem como objetivo produzir um jantar de final de semana </text:span>compost<text:span text:style-name="T2">o</text:span> por arroz branco, frango salteado com calabresa ao molho shoyu e farofa<text:span text:style-name="T3"> que seja capaz de saciar a fome </text:span><text:span text:style-name="T2">e garantir a satisfação dos participantes</text:span><text:span text:style-name="T3">.</text:span></text:p>
      <text:h text:style-name="P2" text:outline-level="1">Principais Entregas</text:h>
      <text:list text:style-name="L1">
        <text:list-item>
          <text:p text:style-name="P4"><text:span text:style-name="T4">Re</text:span>ceita</text:p>
        </text:list-item>
        <text:list-item>
          <text:p text:style-name="P4"><text:span text:style-name="T4">I</text:span>ngredientes <text:span text:style-name="T2">Comprados e Separados</text:span></text:p>
        </text:list-item>
        <text:list-item>
          <text:p text:style-name="P5">Preparação <text:span text:style-name="T4">da C</text:span>ozinha</text:p>
        </text:list-item>
        <text:list-item>
          <text:p text:style-name="P6">Refeição <text:span text:style-name="T2">Completa e Servida</text:span></text:p>
        </text:list-item>
        <text:list-item>
          <text:p text:style-name="P7"><text:span text:style-name="T3">Limpeza do Ambiente</text:span></text:p>
        </text:list-item>
      </text:list>
      <text:h text:style-name="P2" text:outline-level="1">Partes Interessadas</text:h>
      <text:h text:style-name="P8" text:outline-level="2"><text:span text:style-name="T4">Internas:</text:span></text:h>
      <text:list text:style-name="L2">
        <text:list-item>
          <text:p text:style-name="P9"><text:span text:style-name="T4">Atendentes do Jantar</text:span></text:p>
        </text:list-item>
        <text:list-item>
          <text:p text:style-name="P10">Gerente do Projeto</text:p>
        </text:list-item>
      </text:list>
      <text:h text:style-name="Heading_20_2" text:outline-level="2">Externas:</text:h>
      <text:list text:style-name="L3">
        <text:list-item>
          <text:p text:style-name="P11">Mercearia</text:p>
        </text:list-item>
        <text:list-item>
          <text:p text:style-name="P12">Padaria</text:p>
        </text:list-item>
        <text:list-item>
          <text:p text:style-name="P12">Mercado</text:p>
        </text:list-item>
      </text:list>
      <text:h text:style-name="P13" text:outline-level="1"><text:soft-page-break/>Estrutura Analítica do Projeto (<text:span text:style-name="T5">EAP</text:span>)</text:h>
      <text:list text:style-name="L4">
        <text:list-item>
          <text:p text:style-name="P14">Planejamento da Receita</text:p>
          <text:list>
            <text:list-item>
              <text:p text:style-name="P15">Ingredientes</text:p>
            </text:list-item>
            <text:list-item>
              <text:p text:style-name="P15">Utensílios</text:p>
            </text:list-item>
            <text:list-item>
              <text:p text:style-name="P15">Modo de preparo</text:p>
            </text:list-item>
          </text:list>
        </text:list-item>
        <text:list-item>
          <text:p text:style-name="P14">Compra dos ingredientes</text:p>
          <text:list>
            <text:list-item>
              <text:p text:style-name="P15">1Kg Filé de Peito de Frango</text:p>
            </text:list-item>
            <text:list-item>
              <text:p text:style-name="P15">Molho Shoyu</text:p>
            </text:list-item>
            <text:list-item>
              <text:p text:style-name="P15">Amido de Milho</text:p>
            </text:list-item>
            <text:list-item>
              <text:p text:style-name="P15">Tempero de Alho</text:p>
            </text:list-item>
          </text:list>
        </text:list-item>
        <text:list-item>
          <text:p text:style-name="P14">Preparação do Ambiente</text:p>
          <text:list>
            <text:list-item>
              <text:p text:style-name="P15">Utensílios</text:p>
            </text:list-item>
            <text:list-item>
              <text:p text:style-name="P15">Ingredientes</text:p>
            </text:list-item>
          </text:list>
        </text:list-item>
        <text:list-item>
          <text:p text:style-name="P14">Preparo</text:p>
          <text:list>
            <text:list-item>
              <text:p text:style-name="P15">Tempero do Frango</text:p>
            </text:list-item>
            <text:list-item>
              <text:p text:style-name="P15">Cozimento do Frango</text:p>
            </text:list-item>
            <text:list-item>
              <text:p text:style-name="P15">Cozimento Calabresa</text:p>
            </text:list-item>
            <text:list-item>
              <text:p text:style-name="P15">Cozimento Arroz</text:p>
            </text:list-item>
          </text:list>
        </text:list-item>
        <text:list-item>
          <text:p text:style-name="P14">Limpeza</text:p>
          <text:list>
            <text:list-item>
              <text:p text:style-name="P15">Lavar as Louças</text:p>
            </text:list-item>
            <text:list-item>
              <text:p text:style-name="P15">Recolher os lixos</text:p>
            </text:list-item>
          </text:list>
        </text:list-item>
        <text:list-item>
          <text:p text:style-name="P14">Entrega</text:p>
          <text:list>
            <text:list-item>
              <text:p text:style-name="P15">Organizar a mesa</text:p>
            </text:list-item>
            <text:list-item>
              <text:p text:style-name="P15">Servir os pratos</text:p>
            </text:list-item>
            <text:list-item>
              <text:p text:style-name="P15">Servir os acompanhamentos</text:p>
            </text:list-item>
          </text:list>
        </text:list-item>
      </text:list>
      <text:h text:style-name="P16" text:outline-level="1">Riscos e Mitigação</text:h>
      <text:list text:style-name="L5">
        <text:list-item>
          <text:p text:style-name="P17">Falta de Ingredientes</text:p>
          <text:list>
            <text:list-item>
              <text:p text:style-name="P18">Comprar com antecedência</text:p>
            </text:list-item>
            <text:list-item>
              <text:p text:style-name="P18">Procurar no padaria.</text:p>
            </text:list-item>
          </text:list>
        </text:list-item>
        <text:list-item>
          <text:p text:style-name="P17">Falta de Gás</text:p>
          <text:list>
            <text:list-item>
              <text:p text:style-name="P18"><text:soft-page-break/>Checar a existência de líquido no botijão</text:p>
            </text:list-item>
            <text:list-item>
              <text:p text:style-name="P18">Solicitar entrega de novo botijão de gás.</text:p>
            </text:list-item>
          </text:list>
        </text:list-item>
        <text:list-item>
          <text:p text:style-name="P17">Passar do ponto (<text:span text:style-name="T5">queimar</text:span>)</text:p>
          <text:list>
            <text:list-item>
              <text:p text:style-name="P18">Acompanhar com atenção</text:p>
            </text:list-item>
            <text:list-item>
              <text:p text:style-name="P18">Cozinhar em fogo baixo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6.999cm" table:align="left"/>
    </style:style>
    <style:style style:name="Tabela3.A" style:family="table-column">
      <style:table-column-properties style:column-width="2.037cm"/>
    </style:style>
    <style:style style:name="Tabela3.B" style:family="table-column">
      <style:table-column-properties style:column-width="7.585cm"/>
    </style:style>
    <style:style style:name="Tabela3.C" style:family="table-column">
      <style:table-column-properties style:column-width="2.148cm"/>
    </style:style>
    <style:style style:name="Tabela3.D" style:family="table-column">
      <style:table-column-properties style:column-width="5.228cm"/>
    </style:style>
    <style:style style:name="Tabela3.1" style:family="table-row"/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.3" style:family="table-row">
      <style:table-row-properties style:min-row-height="0.734cm"/>
    </style:style>
    <style:style style:name="MP1" style:family="paragraph" style:parent-style-name="Standard">
      <style:text-properties officeooo:paragraph-rsid="001db93a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" fo:font-size="14pt" officeooo:rsid="001ca8f6" officeooo:paragraph-rsid="001db93a" style:font-name-asian="Noto Sans CJK SC" style:font-size-asian="14pt" style:font-name-complex="Noto Sans Devanagari1" style:font-size-complex="14pt"/>
    </style:style>
    <style:style style:name="MP3" style:family="paragraph" style:parent-style-name="Table_20_Contents">
      <style:paragraph-properties fo:text-align="center" style:justify-single-word="false"/>
      <style:text-properties style:font-name="Liberation Sans" fo:font-size="14pt" officeooo:rsid="001db93a" officeooo:paragraph-rsid="001db93a" style:font-name-asian="Noto Sans CJK SC" style:font-size-asian="14pt" style:font-name-complex="Noto Sans Devanagari1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p text:style-name="MP2">Nome:</text:p>
            </table:table-cell>
            <table:table-cell table:style-name="Tabela3.B1" table:number-columns-spanned="3" office:value-type="string">
              <text:p text:style-name="MP2">Luis Felipe Macedo dos Santos</text:p>
            </table:table-cell>
            <table:covered-table-cell/>
            <table:covered-table-cell/>
          </table:table-row>
          <table:table-row table:style-name="Tabela3.1">
            <table:table-cell table:style-name="Tabela3.A2" office:value-type="string">
              <text:p text:style-name="MP3">Curso:</text:p>
            </table:table-cell>
            <table:table-cell table:style-name="Tabela3.A2" office:value-type="string">
              <text:p text:style-name="MP3">Análise e Des. de Sistemas</text:p>
            </table:table-cell>
            <table:table-cell table:style-name="Tabela3.A2" office:value-type="string">
              <text:p text:style-name="MP2">Turma:</text:p>
            </table:table-cell>
            <table:table-cell table:style-name="Tabela3.D2" office:value-type="string">
              <text:p text:style-name="MP3">401M-Bonsucesso</text:p>
            </table:table-cell>
          </table:table-row>
          <table:table-row table:style-name="Tabela3.3">
            <table:table-cell table:style-name="Tabela3.D2" table:number-columns-spanned="4" office:value-type="string">
              <text:p text:style-name="MP2">Avaliação Formadora II</text:p>
            </table:table-cell>
            <table:covered-table-cell/>
            <table:covered-table-cell/>
            <table:covered-table-cell/>
          </table:table-row>
        </table:table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03:15:05.312982674</meta:creation-date>
    <dc:date>2025-10-10T04:04:32.330002225</dc:date>
    <meta:editing-duration>PT6M26S</meta:editing-duration>
    <meta:editing-cycles>1</meta:editing-cycles>
    <meta:document-statistic meta:table-count="2" meta:image-count="0" meta:object-count="0" meta:page-count="3" meta:paragraph-count="64" meta:word-count="254" meta:character-count="1458" meta:non-whitespace-character-count="1311"/>
    <meta:generator>LibreOffice/25.2.6.2$Linux_X86_64 LibreOffice_project/520$Build-2</meta:generator>
  </office:meta>
</office:document-meta>
</file>